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seed_me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ord</text:p>
          </table:table-cell>
          <table:table-cell office:value-type="string" table:style-name="ce1">
            <text:p>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andon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and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ando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le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lèv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lèv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hor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hor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d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ho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or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or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ser 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ab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jur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id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ident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identel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accid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s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lou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rimon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me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m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m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r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rt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vers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ec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li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ffen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gra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gra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gra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grav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agress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res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ressiv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r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urmen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goi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onisa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gois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on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a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ar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arm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arm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él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e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ié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lég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lég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lerg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u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biva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col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g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goi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imos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u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arié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a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uy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agon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xié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x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ath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ath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esh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ocalyp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excu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est excu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excu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u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ter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pouvan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qui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rê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rê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arrest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rog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seh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e ho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nt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assin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assin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ress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fuck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ro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roc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a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a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aq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atta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n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n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ng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ng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nge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ven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étour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ê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x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ch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r à cu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chance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flou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ob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bamb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mbo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d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n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ll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faill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nqu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n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ri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âtar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ta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t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ta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ba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tt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t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bai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bai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a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deu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h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hi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h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î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h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a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en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a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è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za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t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ab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des reproch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â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â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â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ug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onf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o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oc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o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oc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bloc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g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l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nt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m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uy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uyeu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an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an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ennu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ycot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ycot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ycot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ycot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vage de cerv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viol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t-de-v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or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ts de v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rrup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uvé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ut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uta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imi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cè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ep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fard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farde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mbrio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mbriol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 supporte p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nu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nu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nu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n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lig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ais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cti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tastrop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tastroph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ud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su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su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ns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gr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cha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o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char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cha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ât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hâti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ât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ch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ch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ch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tri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e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on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riman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ôtelet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d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ér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froi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rang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uff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étrangl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uff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o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omb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cune idé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q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u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ulé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ai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erci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ond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est effond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effo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ond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rer en colli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heu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lli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li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ollis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llu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b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b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a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plai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sont plai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plai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ai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ain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i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cer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dam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dam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dam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dam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l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adic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lictu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l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rou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ou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pi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tip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g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g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g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mi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contamina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m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m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m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mi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ontamin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p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pris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pr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c mép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ba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curr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n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nt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s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over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over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over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r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rromp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rromp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rromp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v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â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m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d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f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f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oura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eu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e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rimina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in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rimine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inal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ina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in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ti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ti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ri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mb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u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uau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ra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ra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ra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ra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édi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du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rédu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coup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n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yn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mm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mma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â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mma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Z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m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 sa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n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nge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ngereu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som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cur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ortis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rt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ourdis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è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mor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mp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mp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m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m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m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mp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a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inc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a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ectu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défau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défen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r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dé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ic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en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ic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or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ormité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orm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u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cro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u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ra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ra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égr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human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human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human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human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laisser aba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att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ourage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jec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é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m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ge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man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ifes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oral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ora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oral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oral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dé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u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n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n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o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o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lo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lo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l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lo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ul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or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or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or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ort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ri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rim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v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a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ail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dérail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il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ri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i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esp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espé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pai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espéré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ru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r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tru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truc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ach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en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ério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ério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étéri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étério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sua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min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as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as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asta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as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rav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e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ckhea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u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édé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ic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lem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psh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e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s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s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icapé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alid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cti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vant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avor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être en désacco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gré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cco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araî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ar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araî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e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ppoin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ev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décep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ç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pprob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pprou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pprou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pprou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pproba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atastroph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 pas cr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 au reb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reje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nsol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déso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con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or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promo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réd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rim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rim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rim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rimi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rimina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d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d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grâ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grac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ui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u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uis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u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oû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oû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goû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ug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honnê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abu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dispo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ous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 pas ai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s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'aime p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gu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or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ub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organ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orien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ig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r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ig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oblige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conten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roporti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s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s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dispu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ispu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qual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quiétu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gno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tenir comp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gn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que de respe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ur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urb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urb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urb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urba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ur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orm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o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tr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tra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tra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distra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r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détre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n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fi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fi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quié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ra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tremb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our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urd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quiv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pin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 marche p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t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dou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cheba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st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 le b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nvén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î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î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a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i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ou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rr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ou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r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mb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issez tom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u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y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no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rvé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p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i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er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rg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har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p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train de mou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ysfonction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is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ra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arr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arra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arr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arr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ournement de fon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g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g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em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em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nu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ra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r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r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erv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cla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escla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env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rro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rr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err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hap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échap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ac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ac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ac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ac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vacu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pétu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ul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cer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cerb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cer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cerb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gé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gé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g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gé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spé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spé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l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l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lu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roc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u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emp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pu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ul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l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lo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loi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lo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o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o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o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rém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extrém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g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go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ho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ho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ho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he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échec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sillani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k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semb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h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s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ls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lsif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m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r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sc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fasc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t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ta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tig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tig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eill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tig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int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intiv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ig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ou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è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asc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ts t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amen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 à la 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is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ass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rf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lo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ip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ner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béc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en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d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di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clu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is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bl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bl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bli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bl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éné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u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u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ud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fraud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udul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a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énés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fray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ray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ray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ik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frog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ructu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ust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ust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ust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ust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isé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foi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is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ckf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ckhea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ckt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k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k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m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néra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t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âill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ord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ntô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m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uss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dr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dr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tom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ca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id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out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vage ve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enwa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ve-vaiss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enwash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greenwash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mis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m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mis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lpabi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p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édu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éd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stol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ra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chanc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h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ce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ce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a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preu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e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c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d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d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in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ï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v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de tê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hi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v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co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coeur lou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f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esp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ési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és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ch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id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ca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ê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ac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nul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ab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mal du pay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mic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mici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olig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ndal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olig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rr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spita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st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por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mist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mil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mili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e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t m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ypocr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ysté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ystér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ystér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ck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iot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gnor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gno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gno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 tient pas comp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uv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heu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llég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lléga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llégiti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alphabét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malad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llog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mobi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c facultés affaibl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té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ici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t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t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e en accu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es en accu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ra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ra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ra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rfai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s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uis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rison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confo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rrec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apac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déqu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 inadvert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ppropr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ap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incapacité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apaci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en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en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hér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pét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pé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pl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préhens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nsidé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mo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éc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ul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ffér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ffér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g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g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ctr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ctr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édi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xor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xcus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ffic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fficac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fficac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p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ept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ant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anti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c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c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infe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ct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c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éri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s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s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est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flam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li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li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li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efaç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frei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frei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infra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ra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spé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i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um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bless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ess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just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opé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quisi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sû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ens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ensibi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ignifi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ip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olv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om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ffis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ff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ffisam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l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l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l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insul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ro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romp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romp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rup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interrup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imi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imid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imid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ransige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a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on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o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ationn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par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proch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sol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espons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vers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versib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i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so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i déma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â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cka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ris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lo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lous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r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ou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rv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bo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stour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dnap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dnap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ur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quer 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al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ar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ret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décal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it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 tomb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cè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ess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u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i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ta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tharg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tharg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t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ama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t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v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mi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m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m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ti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tig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v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s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ugn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s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t du lobby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l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bby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bby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tier à ti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a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mine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tiers à ti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vra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d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ill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b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dic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na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ca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che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o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dém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dap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développ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uvais trai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liga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ipu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ipu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ipu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micide involon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signific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diocr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lancol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mori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mena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â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conduire m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cond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conduit m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se compor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uvaise im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tti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méfa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cla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cl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er par err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ndu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ér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érab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raté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inform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infor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interpré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uit en err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uire en err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ga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pla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fau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ga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e mauvaise évalu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interpré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laration erroné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décla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sses déclar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atu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usse représen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atu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natu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fausses déclar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err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mépr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compr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ent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malentend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comp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il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mo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propag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nopol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nopo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noto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mauvaise hum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oyer du n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morfo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g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le deu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u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umpi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urtr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ass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urt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t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00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ï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rciss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ch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? Ż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cessit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at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ativ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lig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li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li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égli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rf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rveu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igg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èg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drô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uy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approu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urd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o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b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 fonctionne p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élè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ourd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noiset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a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a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cè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cén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è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ac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r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r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ru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tr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ra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ffen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linq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rim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ffen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ffens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ffensiv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rs li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o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pri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p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oppress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pres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op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strac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strac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pan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lench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épidém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l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infériorité numér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tr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dal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char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protec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ah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agir de façon excess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agi de manière excess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surréa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action exagéré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agit de manière excess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v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ve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v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veill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plification excess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p simpl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plif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plif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v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gé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gér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surpoi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é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xymor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i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adox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lemen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iv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thé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nal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nal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nali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n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j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pét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aut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plex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sécu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sécu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séc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ver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ê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ssim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ssim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tr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hob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ll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r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toy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t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pro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pla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du chev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ut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équili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i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ois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pois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l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l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l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lu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pollu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l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pollu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u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pau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uv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sses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st-trauma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ettre à plus t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r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pauvre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bl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blm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éda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 p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ét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t semb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év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êch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ê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sonn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prisonn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blè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blè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fi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rsui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rsuivi en just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poursu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rsu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s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manifesta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s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protest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vo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vo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vo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eudosci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ychopath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n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nit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emb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u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roga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c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c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c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v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nergumè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nt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ps de gue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â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émér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b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bell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rebe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c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u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u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u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regr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regr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gre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gret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gret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je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je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je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j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je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ac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or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us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ercu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ercuss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rim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riman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priman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u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u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ission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sig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issionn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issio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trei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tri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aig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trei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e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ttre en retra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ndicat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vol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ate-fo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é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me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meu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s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ris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s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ro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vo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r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oss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ru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u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u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u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bot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s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s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heureu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ein de sè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rcas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va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van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na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croquer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d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da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c émiss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cs émiss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ra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icatr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cicatri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ep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cr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hur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ut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u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umba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di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dit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d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to-ab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to-contradic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ga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goï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goï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hra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hra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rmination de la pe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vè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v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x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éc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ho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oqu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oq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choc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ood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o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op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nu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nur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usarai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et second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ets second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p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l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ch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mind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chés capit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eptic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ep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b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il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barres obl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clav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escla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leç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o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ott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mo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er en contreb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ntreb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eb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rn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ernu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ernu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o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ob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ubb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u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enn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ls de p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lo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gr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d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p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pamm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spamm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pamm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péculat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espr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veil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â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sp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spil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spill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spil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ignar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ignard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pa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bu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band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p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a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a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éréoty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éréoty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an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au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vo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rêt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rê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arrê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rang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rang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e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e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cteur de stre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cteurs de stre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ist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grè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grév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è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p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t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ébat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êt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in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pid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pid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ig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vers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rsuivre en just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rsuit en just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ff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ffe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mala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ffr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ff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icid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ic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ici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d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spe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pç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spec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suspec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sp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sp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croqu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arna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a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ach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r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ib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terr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or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terror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or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or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or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fléch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a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naç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ecar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ar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hwar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imo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den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hi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r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rtur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tort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rtu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tali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totalitar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n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n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x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géd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tragéd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g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gre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gres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gr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sg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è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ég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piè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umat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uma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ves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emb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emb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embl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bul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l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fficul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ub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oub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m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r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rann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ranniqu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r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u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laid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i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p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fais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con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attray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spon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uppor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roy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réd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ert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cla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nfor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confir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convainc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créd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assez c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-esti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-esti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-esti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-perfor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-perfor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 perform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s perform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i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ésir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empl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ôm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ég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mor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incid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ju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avor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p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rdonn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itoy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atisf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géné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gr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malh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uvais pour la san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hygién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imagi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 impressionn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inspi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ntellig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olon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rapp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rob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mov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 aim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otiv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origina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iparlemen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professionn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relu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recher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u scientif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sécuri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p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ls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succè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n pris en char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umul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lever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ulever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sp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g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uti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g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di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verdic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x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rari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c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ctimi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ctim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victi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viol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és à la viol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olem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u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triol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m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m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miss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m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ulnérabilit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ulnér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prome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débray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n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e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n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rtiss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rt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he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lot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aibl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faibl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ble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l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eu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anch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u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t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o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souc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quié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i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ério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va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rouc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pa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ra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f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tes répréhensib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s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justifi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jus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à t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t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tf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tff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inglé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na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na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nre 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e so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cité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titu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e plan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ou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o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orb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pt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p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p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p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p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p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lam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lam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la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mpl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mpl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mpl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mplis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réalis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alis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quit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qu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quit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quitt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équ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mi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mi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m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p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p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orab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ncé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nt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ntag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ntag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ntag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nt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ntu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nt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eill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e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ectu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ord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icionado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o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mettre d'acco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gré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'acco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v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met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l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trui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n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bit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ic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u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u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amusem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ticip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i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ai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ai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aud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au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aud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aud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audissem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éc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éc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éc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éc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éci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opr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manière approprié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ob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ouv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ou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d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atou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péf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n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nnam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péf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i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i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a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ac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ay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manière attrayan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dac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to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er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ression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en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p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quilib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ne aff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éatif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auté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gnifiqu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ell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au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f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-aim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fait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fait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f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profi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veil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ill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illeur put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o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én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én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énédi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bénédic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élic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he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y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erprodu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di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forc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os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imu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os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ag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vo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cé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péf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l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bril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minos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l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ll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p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lot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l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lm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lm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tiv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souc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ouc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ign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souc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i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éléb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ê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élébr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ert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mp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end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champ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is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i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rm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c char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lam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bonne hum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i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audis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à votre sa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ér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ér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ér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lég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rif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r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toy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toy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ir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a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llig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éd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or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ortab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confor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conf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nde dessiné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et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ag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ag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mpas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at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éten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ét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éti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i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ime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im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cil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cilié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i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 de so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toute confi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élicit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élici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élici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utes nos félicit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ent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ol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ainc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ainc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ain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ivi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uc co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ag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to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tois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im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é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rie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gn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mign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crément b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se-c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rép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blou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èr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bona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cis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ou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ou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ens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fens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b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lec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lic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l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ha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lici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v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li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hai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ul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i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rmi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o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am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gn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dilig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ern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tingu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un d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t un d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ê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êv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r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ci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c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exta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ica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icac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fficac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eff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l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légr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légam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bra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mpath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bili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tonomis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ra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rag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rag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r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rage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os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nerg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a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tiv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ndre plais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fi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u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lai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lai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lai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llum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v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su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repre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vert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ti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housia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itul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colog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im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h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phor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uphor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à feuilles persistan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bres à feuilles persistan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ell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ell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i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i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ion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lus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lté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l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altan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ulp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oné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on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culp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velopp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développ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ert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lo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plor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qu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e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e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ubé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ul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bul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bul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st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dè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éléb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ntilat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ntast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sci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sci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sc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sci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scin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vori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vo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vorab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vori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éfé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vor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fav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p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répid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ti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rt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rv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fê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for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isseau amir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défa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fait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cent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nch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mier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don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ulg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tu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c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ur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tu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ber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liberté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onvivia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lation amic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ing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t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incroy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b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fantast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b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ni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chau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d'am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tain parfa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pl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pl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pl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oussa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amu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ô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g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gai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lam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lanter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ngement de je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m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nére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nér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d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nt 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am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or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lo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e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n du ci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j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bo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ne volo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grâ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c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ndio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ven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ord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ctro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ven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onna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atific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g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g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t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is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oiss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roissan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rant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ha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hah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llélui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ueillies à la m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he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h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har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bu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mon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mon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rmoni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bonne sa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c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ad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éle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dez-mo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r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éro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éroï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li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ila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nnê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nn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no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no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pé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imi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pérons-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p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espé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rein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nor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âli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m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m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m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morist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ur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agin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mort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munit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rt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or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ression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ressi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ressi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élio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élio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élio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éli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gmen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ugme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destruct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ch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ou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flu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v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v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pi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rce d'inspi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pi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pi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p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pi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ég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n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érê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éres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ére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érê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lex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rigu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inc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i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ulné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sist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résistib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sinvol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és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j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jo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jou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i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ag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lagu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vi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y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d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à juste ti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stif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nt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nt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gentill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i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int de rep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r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 r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ri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nc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lo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re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premier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g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ga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uvet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mpath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m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vr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m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im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a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mfa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l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lol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lolol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o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oo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m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m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loveli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im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dé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h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cr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x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gnif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ve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veill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veil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ef-d'oeuv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efs-d'œuv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ti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ques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t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gnific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da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dit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mo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ypnoti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thod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éthodiqu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rac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ie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i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i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i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dernisat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ti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tiv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tiv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otiv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tur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ouet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no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cept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m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urr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éd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k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mauvais aug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e fois dans une v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portunité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portun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imis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ibilis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ceptionn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u de jo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d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d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pas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ssi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i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is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cifiqu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f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fecti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perfe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à la perfe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perfecti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hilanthrop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ttores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pièg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'il vous plaî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ais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ig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lit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ul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pula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si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sitiv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uan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u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uang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l'élo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épa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l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vilég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ac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f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énéfi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rogrè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met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m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mess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mouv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m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vori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pid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specti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rspectiv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prospé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sp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é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ég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è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èr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ud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p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alité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a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vis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vissem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tif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i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ei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ssu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ssu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ss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ssu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onnaiss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ommand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omman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che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i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ffi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ff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fraîch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g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jou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réjou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réjou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jouiss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tend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abi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manière fi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pend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la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lag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l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vou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arqu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orter seco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uv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u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sol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solu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sou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rés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respe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ec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ec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abi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i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po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tau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tau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ta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restau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éné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lanc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t reviv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compen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compen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compens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ch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ch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onne dire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oit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égit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go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gour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lè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vet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f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flcop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flma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m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mant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tf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tflmfa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tfl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û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encomb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sû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cu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il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salu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l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tisf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regist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registr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économi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o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cout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rant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curis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écuri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re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èg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coloni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x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a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ag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plic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rdia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sinc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sincé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app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lick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gl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intellig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intellig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r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r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souri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r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i donne à réfléch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dar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dif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solidif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idif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solidif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u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lu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s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ai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phistiqu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pac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inc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intill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int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étil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r de l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pr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ugu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plend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ecc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ur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pre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r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imul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imu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imu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è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ut dro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forc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forc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nfor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fo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f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tourdiss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a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tanti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bstantiel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uss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uss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uss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ccè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ec succè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ap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soleil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erb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éri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t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se en char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por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tisa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stific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soutie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rê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survéc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rviv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rabi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urab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do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plus do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sympath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l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mission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dr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rrif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merc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c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éfléch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v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lér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lé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nqu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és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 tréso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mm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omp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iomph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RA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 confi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duci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mniprés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arti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égal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fi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compa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émê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éné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rrêt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s ta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édifi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lid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lid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li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qu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b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ct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s vainqu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victo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ctoi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gil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gu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ustif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ndica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aire val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tu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onn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o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tali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tam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va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v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ul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u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le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 chal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al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ch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lus ri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ven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ueill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 félic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-ê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 défend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 développ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 établ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 cibl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 soig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en proportion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ric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olont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gn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a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nw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g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h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œ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uhai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pri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 gagn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mid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rveilleus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urti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oho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o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o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a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ationn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wo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ww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isous biso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xox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oxoxox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pi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ee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u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eu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zélé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rai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bl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qu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i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p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ulm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u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or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jo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fa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or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fr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p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i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ident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koz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u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b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m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ulm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u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noc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o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d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ig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l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cid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er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er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dha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m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e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v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te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pu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m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i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yb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noc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u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igea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p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he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bi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st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ol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r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v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c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f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jourdhu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ent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uver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gani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t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c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estin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ac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er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m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ent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t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g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o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p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v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uro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lg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qu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l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g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t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u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r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h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v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k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cu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i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m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mine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m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r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i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agb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ta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ec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u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hada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ie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er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tu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T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b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est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y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l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r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nd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i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onsab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estin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so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y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ta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j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m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e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ns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u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tion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v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ard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l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uvern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ud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u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an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be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he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d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m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rup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g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v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on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m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vilis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x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b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si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e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ssan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m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su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t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is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l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l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tic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da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ar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ill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d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rma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qu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olu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ss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m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rael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u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it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t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id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pp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tem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ren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v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ulma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v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ige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ra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ig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am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u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ver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aga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ra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ihad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pocris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ff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iq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o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rg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c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k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ut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di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r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p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ifes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i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re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ven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p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s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ta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ch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i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bo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u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ce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jo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ien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ntie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ff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art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pit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ha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ghanist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oi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inc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rang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rael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sassin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tat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arem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s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m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g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va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ard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m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i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i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ab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pab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er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rail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o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pul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li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ur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ud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ud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ch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t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gan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t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y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u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u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a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a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t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c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l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mophob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u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f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yp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mbr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o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sto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m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d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s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d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ard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nem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p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ta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or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s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l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ta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a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c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i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n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re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t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sem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ident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bl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ifest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ff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en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ypocris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te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oy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v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d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r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pocr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iar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opho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ien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ra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u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on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ol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d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ah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rr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n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f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v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a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ident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ho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tat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di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e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legiti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g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i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s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sse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o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v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m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d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bo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tu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olen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k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d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vid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sour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e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uel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um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ain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fff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if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u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ffr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u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ujourdhu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cco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e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r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ali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bou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r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ureu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RES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dog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l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ge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sou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h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m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qu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qu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n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g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o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v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er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k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on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d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ri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n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o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y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s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had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u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man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Cong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u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gb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clav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r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lu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min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squ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ou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v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dem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v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dd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f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b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t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f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ma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dim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boli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CO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itai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te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v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s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iss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ui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pr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ial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bli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v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o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ch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po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squ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r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r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s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a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mig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u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r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a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c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kist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er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u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v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wa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uc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and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c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abili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ive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e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halif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R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ill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o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nn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lete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ass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ve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b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s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bi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p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e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ci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lue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di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t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ag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x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ne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at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q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ss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ma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lo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is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i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s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b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o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ma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v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ve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s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che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atiqu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e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h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i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pend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r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joi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c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d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iterrane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is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m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v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g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cou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ar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ami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in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24Vo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p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io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nou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m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tom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ar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is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man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lu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an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and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ud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b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itu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r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k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i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U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urni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que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P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HAL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vilis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u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ig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zzav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tin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ossi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ahahah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d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y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s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ntie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s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ndest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assa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hom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proch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ag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c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ue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mp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itu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gno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v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c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ine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men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di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i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pa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os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c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tu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ou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er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r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tion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ta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q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ctor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v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me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n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me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za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v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v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had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ta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es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lec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d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ren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p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ri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r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n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a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ic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li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ka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mb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itutionn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e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lete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u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su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on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en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F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iend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c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ven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edraog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atta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u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her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k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and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uro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n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le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r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u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nn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sonn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lamis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je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ss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i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id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t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met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m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c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K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pos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i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uriss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ur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p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p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HHH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io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c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i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t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OPHO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f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af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ble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a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end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are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kl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o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end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onnai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t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o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sse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s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itan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can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a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h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l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ec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t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es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ndi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abor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r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a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ig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l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e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oristes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j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n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dia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l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t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lhami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to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si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le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t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pt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bau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d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na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at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s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n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d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ma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e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euv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n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oi?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rl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p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ro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l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v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l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nou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lige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itu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ll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i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gnif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AT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l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f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i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y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ib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on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U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but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na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m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bl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r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taph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er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yb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tat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unic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ha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cont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i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s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ocrac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IG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d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ur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ti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r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uff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rri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bass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ss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l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m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po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opho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l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say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o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po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u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d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e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brou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n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min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o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meu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an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ti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l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h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u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pinya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e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ina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k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re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ul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y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y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hmed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gram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if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t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ol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d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ru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alis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ppro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oir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ir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it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om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guess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ropo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d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ym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viron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vei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pri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c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n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m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ch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d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vegar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E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ag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cc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ra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ri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roch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i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lah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m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o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e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m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res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de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ella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onom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lamophob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ssl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e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cred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orta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h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dik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sou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ssand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A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ir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hamdoul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v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o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r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rd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ch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ra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o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pa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fu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g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ess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hh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ustrie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ten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ur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w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a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qu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u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jourdhui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rk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b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gha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t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ne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DEA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om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mi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b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k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end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s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ns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i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nonc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y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k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dj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sonn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may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llem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re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cou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as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a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m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ins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ii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p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ah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uch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p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b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al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ten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ur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z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k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up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la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mocrat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vest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i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khd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ais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fan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ctu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v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p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cong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d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ou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bauch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en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essionnel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e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rend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ag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t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e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veni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u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e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ar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gress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a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w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ran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ian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m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d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vit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gu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ff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ten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b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bal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ourahama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k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ra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lam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oi??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c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i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ist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it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pos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q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REV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sua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g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eux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udr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hab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y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tr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ou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er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dou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ssanc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ai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pp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hreb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a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n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d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n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hahh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a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mb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sse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a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i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ud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AID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rai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g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f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iro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m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c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a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tuati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otid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ri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nath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da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g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hamd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r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o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hamad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ri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o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st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a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is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ssat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v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ll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s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hamdoulil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anm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ELINEA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otograp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gr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hamdoulil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ibr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bar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mad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nk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v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estinien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n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b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tpslepetitjournalcomargent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estr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peram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rurg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ad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d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eU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ss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ss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frontem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d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garet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y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qc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en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rc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nt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alga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anne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sou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tatatat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u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ue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pp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rrahi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h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mpi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t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b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cag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y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ratt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ct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ing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y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is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do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ci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d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sa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a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mes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si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ute?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roch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p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f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tanniqu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nau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rdista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cti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pari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min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az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o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r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ssa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ricai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nk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in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rouvab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eu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on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seign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nc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bci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guin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t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iar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si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s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oss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rec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gnant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t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tum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rb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s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lla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z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tia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ii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l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pp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ev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wish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ni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olog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w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tenc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addafi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brew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fio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horis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u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utorisete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rentl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la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s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u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ma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ep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m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j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F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epri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d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ramovi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DA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chez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versit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iss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talo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mi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i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i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erol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b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sembl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go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oute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u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ena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renn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cuti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i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ie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y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issa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n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lligenc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cient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lu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w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vi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m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o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ss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eu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i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ceremen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n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ussair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hama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ul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w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rendr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carad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cie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raelien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plom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r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os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w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cateur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dr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quu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unue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il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ai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ed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ill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lal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t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bitr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teflika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ralie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bophone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yon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o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curr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S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???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r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i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l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baras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bara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am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j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lic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ch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ve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i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v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blem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tuit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lcu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ad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c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bi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ding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tif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ubac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l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udro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by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ss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osau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gand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igu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ant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p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sieu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r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cienn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rr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t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say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o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mp?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l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s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ssou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ra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li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b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g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n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ven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u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d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mbol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fric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g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hal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hlif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da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hingy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or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rd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l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a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mb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um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pitud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i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gh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utral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cas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t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and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rrahma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hassa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t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n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a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f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?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bels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hon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minal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ait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ip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l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ss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s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de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cabul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o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f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b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bita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QUEDUSU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cul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e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hu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lophon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tc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r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no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r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out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ct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bric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lkr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m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c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rg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ar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p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joy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z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ern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ce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get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ra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s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t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me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n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j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a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aa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il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ri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hor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ida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ghda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ectac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bd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s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ou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lazi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inste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ubac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b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i?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l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ff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hentiqu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l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ahah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ujourdhu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j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doulil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ortem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ro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mp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qu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m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roi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nec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gel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ntin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zo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cl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en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ch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yot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sep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vea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aa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ulch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c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mir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ge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mmigr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h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h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st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u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rrassou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ectiv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i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flu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pel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o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titu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wa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form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h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ab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oug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F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nois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ili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d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e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agasc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b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rah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ru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fr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ult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g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m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uass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nch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ma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dre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n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ut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un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b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verb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p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n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n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v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agn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olp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ouv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l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z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p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ll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iar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c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t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am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mahor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e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der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l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ss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s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aha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ndic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h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sa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souf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kari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ma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u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ul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dd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t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aaaa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u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e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maPap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l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y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p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r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ah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um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e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z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t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ai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ALIS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z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hahahah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isonn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c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dic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if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t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ssi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ula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hahah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og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eud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fferen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tt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ga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an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m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ll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rrrrr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r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mo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i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bassad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c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i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alo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de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co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cau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emiqu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is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diyag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nv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g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rko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a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w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dd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oci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hh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i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ct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d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oulay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ch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ss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uv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e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gb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ag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stap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i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ll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hbe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ff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co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d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a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en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il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s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b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ba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itu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UL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a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EA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iard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ef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geme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ou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mo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gad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view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m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r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w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DUC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ssat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jec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h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m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ti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ua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ulqu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cai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th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pp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h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u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vie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t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ual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ri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hmen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o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ro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eng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gn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er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v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b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servat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r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m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e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e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k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fe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i6p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a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il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m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ain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uv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be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yeg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ur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er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u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be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aly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rakec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ss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k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ssembl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lv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hame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oirie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nsem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qu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zem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r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isa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r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a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el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lo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is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go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ani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jo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e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is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otbal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diag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g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haha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t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m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d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voy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rou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t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t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ss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a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i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ida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gh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n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d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op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elkad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ff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ci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orr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m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vor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uff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l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ham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h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v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lui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ard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ll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zom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v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le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an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err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e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n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iv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artienn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a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orm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le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isto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te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illeu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pos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ct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olu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x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nesc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ud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m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ro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toumat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d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lera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i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ur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m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kayok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s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e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f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uver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ch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t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hb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raha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llemag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mou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nform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l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nsform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is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ialis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r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p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honn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m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ou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u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p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pri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mp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hd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qu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ag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y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ricains?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verpoo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p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enari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ey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wa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man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vic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hil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t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cargo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qu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m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o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c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r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v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riss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sh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en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u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rrr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i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a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did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is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l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g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menta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ra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x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d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li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ucou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E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c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hhhhhhh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k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ui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rr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d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ist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re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ncti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yett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fr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v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ff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u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ob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s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rdea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eus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z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vp?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u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ut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otis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mat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ni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l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mp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e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mez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F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av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c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yan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u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efi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a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hnolog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r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c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m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ak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i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yd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ie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ita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u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uv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sc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cco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usse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l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mad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e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su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v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hame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da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j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u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ap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hamme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sto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ffor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d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or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c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ca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k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m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m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sonn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pp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h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siq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u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e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n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it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ha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s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end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f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y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f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s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i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epris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oiri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o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a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IDJ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c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pre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fend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uma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har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y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llia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v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er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t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tric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n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o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rtaine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i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dar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ramok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ai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mai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se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po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int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e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ha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cue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o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j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L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d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ou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rm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OG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crifi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l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xpress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y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g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en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en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semb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do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u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eik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n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2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O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m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o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t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azig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a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e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l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t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i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onomi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ti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rn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ctoi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t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tion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&lt;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isie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s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o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peri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ille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and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ns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yau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n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i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t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sa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urai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lior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c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al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gu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land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s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v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u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2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ti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gb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s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ch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c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al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di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v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la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cou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a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ri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illeu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o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o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ux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a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vai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l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peau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emp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utub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ceboo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c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aucou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nt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so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re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u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scou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llary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e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l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tinu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i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elopp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ign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hai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tiati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mm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eg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s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ladimi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is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uss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tag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i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manu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pec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l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v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be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sieu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ti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v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n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LICITATION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er 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23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hammed Salem</meta:initial-creator>
    <dc:creator>Mohammed Salem</dc:creator>
    <meta:creation-date>2019-03-26T02:44:17Z</meta:creation-date>
    <dc:date>2019-04-15T01:57:16Z</dc:date>
  </office:meta>
</office:document-meta>
</file>